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cfe7f5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3">
      <style:table-cell-properties fo:background-color="#cfe7f5" style:text-align-source="fix" style:repeat-content="false"/>
      <style:paragraph-properties fo:text-align="end" fo:margin-left="0pt"/>
    </style:style>
    <style:style style:name="ce13" style:family="table-cell" style:parent-style-name="Default" style:data-style-name="N123">
      <style:table-cell-properties fo:background-color="#cfe7f5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7"/>
        <table:table-column table:style-name="co1" table:default-cell-style-name="ce10"/>
        <table:table-column table:style-name="co1" table:number-columns-repeated="4" table:default-cell-style-name="ce7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BinStart</text:p>
          </table:table-cell>
          <table:table-cell table:style-name="ce3" office:value-type="string" calcext:value-type="string">
            <text:p>BinEnd</text:p>
          </table:table-cell>
          <table:table-cell table:style-name="ce5" office:value-type="string" calcext:value-type="string">
            <text:p>DecStart</text:p>
          </table:table-cell>
          <table:table-cell table:style-name="ce5" office:value-type="string" calcext:value-type="string">
            <text:p>DecEnd</text:p>
          </table:table-cell>
          <table:table-cell table:style-name="ce11" office:value-type="string" calcext:value-type="string">
            <text:p>HexStart</text:p>
          </table:table-cell>
          <table:table-cell table:style-name="ce11" office:value-type="string" calcext:value-type="string">
            <text:p>HexEnd</text:p>
          </table:table-cell>
          <table:table-cell table:style-name="ce14" office:value-type="string" calcext:value-type="string">
            <text:p>Count</text:p>
          </table:table-cell>
          <table:table-cell table:style-name="ce14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oolean</text:p>
          </table:table-cell>
          <table:table-cell office:value-type="float" office:value="0" calcext:value-type="float">
            <text:p>0000 0000</text:p>
          </table:table-cell>
          <table:table-cell office:value-type="float" office:value="1" calcext:value-type="float">
            <text:p>0000 0001</text:p>
          </table:table-cell>
          <table:table-cell table:style-name="ce6" table:formula="of:=BIN2DEC([.B2])" office:value-type="float" office:value="0" calcext:value-type="float">
            <text:p>0</text:p>
          </table:table-cell>
          <table:table-cell table:style-name="ce8" table:formula="of:=BIN2DEC([.C2])" office:value-type="float" office:value="1" calcext:value-type="float">
            <text:p>1</text:p>
          </table:table-cell>
          <table:table-cell table:style-name="ce12" table:formula="of:=BIN2HEX([.B2];2)" office:value-type="string" office:string-value="00" calcext:value-type="string">
            <text:p>0x00</text:p>
          </table:table-cell>
          <table:table-cell table:style-name="ce12" table:formula="of:=BIN2HEX([.C2];2)" office:value-type="string" office:string-value="01" calcext:value-type="string">
            <text:p>0x01</text:p>
          </table:table-cell>
          <table:table-cell table:formula="of:=[.E2]-[.D2]+1" office:value-type="float" office:value="2" calcext:value-type="float">
            <text:p>2</text:p>
          </table:table-cell>
          <table:table-cell table:formula="of:=[.H2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&lt;Reserved&gt;</text:p>
          </table:table-cell>
          <table:table-cell table:style-name="ce3" office:value-type="float" office:value="10" calcext:value-type="float">
            <text:p>0000 0010</text:p>
          </table:table-cell>
          <table:table-cell table:style-name="ce3" office:value-type="float" office:value="1111" calcext:value-type="float">
            <text:p>0000 1111</text:p>
          </table:table-cell>
          <table:table-cell table:style-name="ce5" table:formula="of:=BIN2DEC([.B3])" office:value-type="float" office:value="2" calcext:value-type="float">
            <text:p>2</text:p>
          </table:table-cell>
          <table:table-cell table:style-name="ce9" table:formula="of:=BIN2DEC([.C3])" office:value-type="float" office:value="15" calcext:value-type="float">
            <text:p>15</text:p>
          </table:table-cell>
          <table:table-cell table:style-name="ce12" table:formula="of:=BIN2HEX([.B3];2)" office:value-type="string" office:string-value="02" calcext:value-type="string">
            <text:p>0x02</text:p>
          </table:table-cell>
          <table:table-cell table:style-name="ce12" table:formula="of:=BIN2HEX([.C3];2)" office:value-type="string" office:string-value="0F" calcext:value-type="string">
            <text:p>0x0F</text:p>
          </table:table-cell>
          <table:table-cell table:style-name="ce14" table:formula="of:=[.E3]-[.D3]+1" office:value-type="float" office:value="14" calcext:value-type="float">
            <text:p>14</text:p>
          </table:table-cell>
          <table:table-cell table:style-name="ce14" table:formula="of:=[.I2]+[.H3]" office:value-type="float" office:value="16" calcext:value-type="float">
            <text:p>1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10000" calcext:value-type="float">
            <text:p>0001 0000</text:p>
          </table:table-cell>
          <table:table-cell office:value-type="float" office:value="11111" calcext:value-type="float">
            <text:p>0001 1111</text:p>
          </table:table-cell>
          <table:table-cell table:style-name="ce6" table:formula="of:=BIN2DEC([.B4])" office:value-type="float" office:value="16" calcext:value-type="float">
            <text:p>16</text:p>
          </table:table-cell>
          <table:table-cell table:style-name="ce8" table:formula="of:=BIN2DEC([.C4])" office:value-type="float" office:value="31" calcext:value-type="float">
            <text:p>31</text:p>
          </table:table-cell>
          <table:table-cell table:style-name="ce12" table:formula="of:=BIN2HEX([.B4];2)" office:value-type="string" office:string-value="10" calcext:value-type="string">
            <text:p>0x10</text:p>
          </table:table-cell>
          <table:table-cell table:style-name="ce12" table:formula="of:=BIN2HEX([.C4];2)" office:value-type="string" office:string-value="1F" calcext:value-type="string">
            <text:p>0x1F</text:p>
          </table:table-cell>
          <table:table-cell table:formula="of:=[.E4]-[.D4]+1" office:value-type="float" office:value="16" calcext:value-type="float">
            <text:p>16</text:p>
          </table:table-cell>
          <table:table-cell table:formula="of:=[.I3]+[.H4]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ainer</text:p>
          </table:table-cell>
          <table:table-cell office:value-type="float" office:value="100000" calcext:value-type="float">
            <text:p>0010 0000</text:p>
          </table:table-cell>
          <table:table-cell office:value-type="float" office:value="111111" calcext:value-type="float">
            <text:p>0011 1111</text:p>
          </table:table-cell>
          <table:table-cell table:style-name="ce6" table:formula="of:=BIN2DEC([.B5])" office:value-type="float" office:value="32" calcext:value-type="float">
            <text:p>32</text:p>
          </table:table-cell>
          <table:table-cell table:style-name="ce8" table:formula="of:=BIN2DEC([.C5])" office:value-type="float" office:value="63" calcext:value-type="float">
            <text:p>63</text:p>
          </table:table-cell>
          <table:table-cell table:style-name="ce12" table:formula="of:=BIN2HEX([.B5];2)" office:value-type="string" office:string-value="20" calcext:value-type="string">
            <text:p>0x20</text:p>
          </table:table-cell>
          <table:table-cell table:style-name="ce12" table:formula="of:=BIN2HEX([.C5];2)" office:value-type="string" office:string-value="3F" calcext:value-type="string">
            <text:p>0x3F</text:p>
          </table:table-cell>
          <table:table-cell table:formula="of:=[.E5]-[.D5]+1" office:value-type="float" office:value="32" calcext:value-type="float">
            <text:p>32</text:p>
          </table:table-cell>
          <table:table-cell table:formula="of:=[.I4]+[.H5]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1000000" calcext:value-type="float">
            <text:p>0100 0000</text:p>
          </table:table-cell>
          <table:table-cell office:value-type="float" office:value="1000011" calcext:value-type="float">
            <text:p>0100 0011</text:p>
          </table:table-cell>
          <table:table-cell table:style-name="ce6" table:formula="of:=BIN2DEC([.B6])" office:value-type="float" office:value="64" calcext:value-type="float">
            <text:p>64</text:p>
          </table:table-cell>
          <table:table-cell table:style-name="ce8" table:formula="of:=BIN2DEC([.C6])" office:value-type="float" office:value="67" calcext:value-type="float">
            <text:p>67</text:p>
          </table:table-cell>
          <table:table-cell table:style-name="ce12" table:formula="of:=BIN2HEX([.B6];2)" office:value-type="string" office:string-value="40" calcext:value-type="string">
            <text:p>0x40</text:p>
          </table:table-cell>
          <table:table-cell table:style-name="ce12" table:formula="of:=BIN2HEX([.C6];2)" office:value-type="string" office:string-value="43" calcext:value-type="string">
            <text:p>0x43</text:p>
          </table:table-cell>
          <table:table-cell table:formula="of:=[.E6]-[.D6]+1" office:value-type="float" office:value="4" calcext:value-type="float">
            <text:p>4</text:p>
          </table:table-cell>
          <table:table-cell table:formula="of:=[.I5]+[.H6]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&lt;Reserved&gt;</text:p>
          </table:table-cell>
          <table:table-cell table:style-name="ce3" office:value-type="float" office:value="1000100" calcext:value-type="float">
            <text:p>0100 0100</text:p>
          </table:table-cell>
          <table:table-cell table:style-name="ce3" office:value-type="float" office:value="1011111" calcext:value-type="float">
            <text:p>0101 1111</text:p>
          </table:table-cell>
          <table:table-cell table:style-name="ce5" table:formula="of:=BIN2DEC([.B7])" office:value-type="float" office:value="68" calcext:value-type="float">
            <text:p>68</text:p>
          </table:table-cell>
          <table:table-cell table:style-name="ce9" table:formula="of:=BIN2DEC([.C7])" office:value-type="float" office:value="95" calcext:value-type="float">
            <text:p>95</text:p>
          </table:table-cell>
          <table:table-cell table:style-name="ce12" table:formula="of:=BIN2HEX([.B7];2)" office:value-type="string" office:string-value="44" calcext:value-type="string">
            <text:p>0x44</text:p>
          </table:table-cell>
          <table:table-cell table:style-name="ce12" table:formula="of:=BIN2HEX([.C7];2)" office:value-type="string" office:string-value="5F" calcext:value-type="string">
            <text:p>0x5F</text:p>
          </table:table-cell>
          <table:table-cell table:style-name="ce14" table:formula="of:=[.E7]-[.D7]+1" office:value-type="float" office:value="28" calcext:value-type="float">
            <text:p>28</text:p>
          </table:table-cell>
          <table:table-cell table:style-name="ce14" table:formula="of:=[.I6]+[.H7]" office:value-type="float" office:value="96" calcext:value-type="float">
            <text:p>9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Ref</text:p>
          </table:table-cell>
          <table:table-cell office:value-type="float" office:value="1100000" calcext:value-type="float">
            <text:p>0110 0000</text:p>
          </table:table-cell>
          <table:table-cell office:value-type="float" office:value="1100011" calcext:value-type="float">
            <text:p>0110 0011</text:p>
          </table:table-cell>
          <table:table-cell table:style-name="ce6" table:formula="of:=BIN2DEC([.B8])" office:value-type="float" office:value="96" calcext:value-type="float">
            <text:p>96</text:p>
          </table:table-cell>
          <table:table-cell table:style-name="ce8" table:formula="of:=BIN2DEC([.C8])" office:value-type="float" office:value="99" calcext:value-type="float">
            <text:p>99</text:p>
          </table:table-cell>
          <table:table-cell table:style-name="ce12" table:formula="of:=BIN2HEX([.B8];2)" office:value-type="string" office:string-value="60" calcext:value-type="string">
            <text:p>0x60</text:p>
          </table:table-cell>
          <table:table-cell table:style-name="ce12" table:formula="of:=BIN2HEX([.C8];2)" office:value-type="string" office:string-value="63" calcext:value-type="string">
            <text:p>0x63</text:p>
          </table:table-cell>
          <table:table-cell table:formula="of:=[.E8]-[.D8]+1" office:value-type="float" office:value="4" calcext:value-type="float">
            <text:p>4</text:p>
          </table:table-cell>
          <table:table-cell table:formula="of:=[.I7]+[.H8]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moteRef</text:p>
          </table:table-cell>
          <table:table-cell table:number-columns-repeated="2" office:value-type="float" office:value="1100100" calcext:value-type="float">
            <text:p>0110 0100</text:p>
          </table:table-cell>
          <table:table-cell table:style-name="ce6" table:formula="of:=BIN2DEC([.B9])" office:value-type="float" office:value="100" calcext:value-type="float">
            <text:p>100</text:p>
          </table:table-cell>
          <table:table-cell table:style-name="ce8" table:formula="of:=BIN2DEC([.C9])" office:value-type="float" office:value="100" calcext:value-type="float">
            <text:p>100</text:p>
          </table:table-cell>
          <table:table-cell table:style-name="ce12" table:formula="of:=BIN2HEX([.B9];2)" office:value-type="string" office:string-value="64" calcext:value-type="string">
            <text:p>0x64</text:p>
          </table:table-cell>
          <table:table-cell table:style-name="ce12" table:formula="of:=BIN2HEX([.C9];2)" office:value-type="string" office:string-value="64" calcext:value-type="string">
            <text:p>0x64</text:p>
          </table:table-cell>
          <table:table-cell table:formula="of:=[.E9]-[.D9]+1" office:value-type="float" office:value="1" calcext:value-type="float">
            <text:p>1</text:p>
          </table:table-cell>
          <table:table-cell table:formula="of:=[.I8]+[.H9]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&lt;Reserved&gt;</text:p>
          </table:table-cell>
          <table:table-cell table:style-name="ce3" office:value-type="float" office:value="1100101" calcext:value-type="float">
            <text:p>0110 0101</text:p>
          </table:table-cell>
          <table:table-cell table:style-name="ce3" office:value-type="float" office:value="1100111" calcext:value-type="float">
            <text:p>0110 0111</text:p>
          </table:table-cell>
          <table:table-cell table:style-name="ce5" table:formula="of:=BIN2DEC([.B10])" office:value-type="float" office:value="101" calcext:value-type="float">
            <text:p>101</text:p>
          </table:table-cell>
          <table:table-cell table:style-name="ce9" table:formula="of:=BIN2DEC([.C10])" office:value-type="float" office:value="103" calcext:value-type="float">
            <text:p>103</text:p>
          </table:table-cell>
          <table:table-cell table:style-name="ce12" table:formula="of:=BIN2HEX([.B10];2)" office:value-type="string" office:string-value="65" calcext:value-type="string">
            <text:p>0x65</text:p>
          </table:table-cell>
          <table:table-cell table:style-name="ce12" table:formula="of:=BIN2HEX([.C10];2)" office:value-type="string" office:string-value="67" calcext:value-type="string">
            <text:p>0x67</text:p>
          </table:table-cell>
          <table:table-cell table:style-name="ce14" table:formula="of:=[.E10]-[.D10]+1" office:value-type="float" office:value="3" calcext:value-type="float">
            <text:p>3</text:p>
          </table:table-cell>
          <table:table-cell table:style-name="ce14" table:formula="of:=[.I9]+[.H10]" office:value-type="float" office:value="104" calcext:value-type="float">
            <text:p>10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ointer</text:p>
          </table:table-cell>
          <table:table-cell office:value-type="float" office:value="1101000" calcext:value-type="float">
            <text:p>0110 1000</text:p>
          </table:table-cell>
          <table:table-cell office:value-type="float" office:value="1101011" calcext:value-type="float">
            <text:p>0110 1011</text:p>
          </table:table-cell>
          <table:table-cell table:style-name="ce6" table:formula="of:=BIN2DEC([.B11])" office:value-type="float" office:value="104" calcext:value-type="float">
            <text:p>104</text:p>
          </table:table-cell>
          <table:table-cell table:style-name="ce8" table:formula="of:=BIN2DEC([.C11])" office:value-type="float" office:value="107" calcext:value-type="float">
            <text:p>107</text:p>
          </table:table-cell>
          <table:table-cell table:style-name="ce12" table:formula="of:=BIN2HEX([.B11];2)" office:value-type="string" office:string-value="68" calcext:value-type="string">
            <text:p>0x68</text:p>
          </table:table-cell>
          <table:table-cell table:style-name="ce12" table:formula="of:=BIN2HEX([.C11];2)" office:value-type="string" office:string-value="6B" calcext:value-type="string">
            <text:p>0x6B</text:p>
          </table:table-cell>
          <table:table-cell table:formula="of:=[.E11]-[.D11]+1" office:value-type="float" office:value="4" calcext:value-type="float">
            <text:p>4</text:p>
          </table:table-cell>
          <table:table-cell table:formula="of:=[.I10]+[.H11]"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&lt;Reserved&gt;</text:p>
          </table:table-cell>
          <table:table-cell table:style-name="ce3" office:value-type="float" office:value="1101100" calcext:value-type="float">
            <text:p>0110 1100</text:p>
          </table:table-cell>
          <table:table-cell table:style-name="ce3" office:value-type="float" office:value="1101111" calcext:value-type="float">
            <text:p>0110 1111</text:p>
          </table:table-cell>
          <table:table-cell table:style-name="ce5" table:formula="of:=BIN2DEC([.B12])" office:value-type="float" office:value="108" calcext:value-type="float">
            <text:p>108</text:p>
          </table:table-cell>
          <table:table-cell table:style-name="ce9" table:formula="of:=BIN2DEC([.C12])" office:value-type="float" office:value="111" calcext:value-type="float">
            <text:p>111</text:p>
          </table:table-cell>
          <table:table-cell table:style-name="ce12" table:formula="of:=BIN2HEX([.B12];2)" office:value-type="string" office:string-value="6C" calcext:value-type="string">
            <text:p>0x6C</text:p>
          </table:table-cell>
          <table:table-cell table:style-name="ce12" table:formula="of:=BIN2HEX([.C12];2)" office:value-type="string" office:string-value="6F" calcext:value-type="string">
            <text:p>0x6F</text:p>
          </table:table-cell>
          <table:table-cell table:style-name="ce14" table:formula="of:=[.E12]-[.D12]+1" office:value-type="float" office:value="4" calcext:value-type="float">
            <text:p>4</text:p>
          </table:table-cell>
          <table:table-cell table:style-name="ce14" table:formula="of:=[.I11]+[.H12]" office:value-type="float" office:value="112" calcext:value-type="float">
            <text:p>11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RefInline</text:p>
          </table:table-cell>
          <table:table-cell office:value-type="float" office:value="1110000" calcext:value-type="float">
            <text:p>0111 0000</text:p>
          </table:table-cell>
          <table:table-cell office:value-type="float" office:value="1111111" calcext:value-type="float">
            <text:p>0111 1111</text:p>
          </table:table-cell>
          <table:table-cell table:style-name="ce6" table:formula="of:=BIN2DEC([.B13])" office:value-type="float" office:value="112" calcext:value-type="float">
            <text:p>112</text:p>
          </table:table-cell>
          <table:table-cell table:style-name="ce8" table:formula="of:=BIN2DEC([.C13])" office:value-type="float" office:value="127" calcext:value-type="float">
            <text:p>127</text:p>
          </table:table-cell>
          <table:table-cell table:style-name="ce12" table:formula="of:=BIN2HEX([.B13];2)" office:value-type="string" office:string-value="70" calcext:value-type="string">
            <text:p>0x70</text:p>
          </table:table-cell>
          <table:table-cell table:style-name="ce12" table:formula="of:=BIN2HEX([.C13];2)" office:value-type="string" office:string-value="7F" calcext:value-type="string">
            <text:p>0x7F</text:p>
          </table:table-cell>
          <table:table-cell table:formula="of:=[.E13]-[.D13]+1" office:value-type="float" office:value="16" calcext:value-type="float">
            <text:p>16</text:p>
          </table:table-cell>
          <table:table-cell table:formula="of:=[.I12]+[.H13]"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</text:p>
          </table:table-cell>
          <table:table-cell table:number-columns-repeated="2" office:value-type="float" office:value="10000000" calcext:value-type="float">
            <text:p>1000 0000</text:p>
          </table:table-cell>
          <table:table-cell table:style-name="ce6" table:formula="of:=BIN2DEC([.B14])" office:value-type="float" office:value="128" calcext:value-type="float">
            <text:p>128</text:p>
          </table:table-cell>
          <table:table-cell table:style-name="ce8" table:formula="of:=BIN2DEC([.C14])" office:value-type="float" office:value="128" calcext:value-type="float">
            <text:p>128</text:p>
          </table:table-cell>
          <table:table-cell table:style-name="ce12" table:formula="of:=BIN2HEX([.B14];2)" office:value-type="string" office:string-value="80" calcext:value-type="string">
            <text:p>0x80</text:p>
          </table:table-cell>
          <table:table-cell table:style-name="ce12" table:formula="of:=BIN2HEX([.C14];2)" office:value-type="string" office:string-value="80" calcext:value-type="string">
            <text:p>0x80</text:p>
          </table:table-cell>
          <table:table-cell table:formula="of:=[.E14]-[.D14]+1" office:value-type="float" office:value="1" calcext:value-type="float">
            <text:p>1</text:p>
          </table:table-cell>
          <table:table-cell table:formula="of:=[.I13]+[.H14]" office:value-type="float" office:value="129" calcext:value-type="float">
            <text:p>1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2" office:value-type="float" office:value="10000001" calcext:value-type="float">
            <text:p>1000 0001</text:p>
          </table:table-cell>
          <table:table-cell table:style-name="ce6" table:formula="of:=BIN2DEC([.B15])" office:value-type="float" office:value="129" calcext:value-type="float">
            <text:p>129</text:p>
          </table:table-cell>
          <table:table-cell table:style-name="ce8" table:formula="of:=BIN2DEC([.C15])" office:value-type="float" office:value="129" calcext:value-type="float">
            <text:p>129</text:p>
          </table:table-cell>
          <table:table-cell table:style-name="ce12" table:formula="of:=BIN2HEX([.B15];2)" office:value-type="string" office:string-value="81" calcext:value-type="string">
            <text:p>0x81</text:p>
          </table:table-cell>
          <table:table-cell table:style-name="ce12" table:formula="of:=BIN2HEX([.C15];2)" office:value-type="string" office:string-value="81" calcext:value-type="string">
            <text:p>0x81</text:p>
          </table:table-cell>
          <table:table-cell table:formula="of:=[.E15]-[.D15]+1" office:value-type="float" office:value="1" calcext:value-type="float">
            <text:p>1</text:p>
          </table:table-cell>
          <table:table-cell table:formula="of:=[.I14]+[.H15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mbol</text:p>
          </table:table-cell>
          <table:table-cell office:value-type="float" office:value="10000010" calcext:value-type="float">
            <text:p>1000 0010</text:p>
          </table:table-cell>
          <table:table-cell office:value-type="float" office:value="10000011" calcext:value-type="float">
            <text:p>1000 0011</text:p>
          </table:table-cell>
          <table:table-cell table:style-name="ce6" table:formula="of:=BIN2DEC([.B16])" office:value-type="float" office:value="130" calcext:value-type="float">
            <text:p>130</text:p>
          </table:table-cell>
          <table:table-cell table:style-name="ce8" table:formula="of:=BIN2DEC([.C16])" office:value-type="float" office:value="131" calcext:value-type="float">
            <text:p>131</text:p>
          </table:table-cell>
          <table:table-cell table:style-name="ce12" table:formula="of:=BIN2HEX([.B16];2)" office:value-type="string" office:string-value="82" calcext:value-type="string">
            <text:p>0x82</text:p>
          </table:table-cell>
          <table:table-cell table:style-name="ce12" table:formula="of:=BIN2HEX([.C16];2)" office:value-type="string" office:string-value="83" calcext:value-type="string">
            <text:p>0x83</text:p>
          </table:table-cell>
          <table:table-cell table:formula="of:=[.E16]-[.D16]+1" office:value-type="float" office:value="2" calcext:value-type="float">
            <text:p>2</text:p>
          </table:table-cell>
          <table:table-cell table:formula="of:=[.I15]+[.H16]"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10000100" calcext:value-type="float">
            <text:p>1000 0100</text:p>
          </table:table-cell>
          <table:table-cell office:value-type="float" office:value="10000111" calcext:value-type="float">
            <text:p>1000 0111</text:p>
          </table:table-cell>
          <table:table-cell table:style-name="ce6" table:formula="of:=BIN2DEC([.B17])" office:value-type="float" office:value="132" calcext:value-type="float">
            <text:p>132</text:p>
          </table:table-cell>
          <table:table-cell table:style-name="ce8" table:formula="of:=BIN2DEC([.C17])" office:value-type="float" office:value="135" calcext:value-type="float">
            <text:p>135</text:p>
          </table:table-cell>
          <table:table-cell table:style-name="ce12" table:formula="of:=BIN2HEX([.B17];2)" office:value-type="string" office:string-value="84" calcext:value-type="string">
            <text:p>0x84</text:p>
          </table:table-cell>
          <table:table-cell table:style-name="ce12" table:formula="of:=BIN2HEX([.C17];2)" office:value-type="string" office:string-value="87" calcext:value-type="string">
            <text:p>0x87</text:p>
          </table:table-cell>
          <table:table-cell table:formula="of:=[.E17]-[.D17]+1" office:value-type="float" office:value="4" calcext:value-type="float">
            <text:p>4</text:p>
          </table:table-cell>
          <table:table-cell table:formula="of:=[.I16]+[.H17]"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perties</text:p>
          </table:table-cell>
          <table:table-cell table:number-columns-repeated="2" office:value-type="float" office:value="10001000" calcext:value-type="float">
            <text:p>1000 1000</text:p>
          </table:table-cell>
          <table:table-cell table:style-name="ce6" table:formula="of:=BIN2DEC([.B18])" office:value-type="float" office:value="136" calcext:value-type="float">
            <text:p>136</text:p>
          </table:table-cell>
          <table:table-cell table:style-name="ce8" table:formula="of:=BIN2DEC([.C18])" office:value-type="float" office:value="136" calcext:value-type="float">
            <text:p>136</text:p>
          </table:table-cell>
          <table:table-cell table:style-name="ce12" table:formula="of:=BIN2HEX([.B18];2)" office:value-type="string" office:string-value="88" calcext:value-type="string">
            <text:p>0x88</text:p>
          </table:table-cell>
          <table:table-cell table:style-name="ce12" table:formula="of:=BIN2HEX([.C18];2)" office:value-type="string" office:string-value="88" calcext:value-type="string">
            <text:p>0x88</text:p>
          </table:table-cell>
          <table:table-cell table:formula="of:=[.E18]-[.D18]+1" office:value-type="float" office:value="1" calcext:value-type="float">
            <text:p>1</text:p>
          </table:table-cell>
          <table:table-cell table:formula="of:=[.I17]+[.H18]"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&lt;Reserved&gt;</text:p>
          </table:table-cell>
          <table:table-cell table:style-name="ce3" office:value-type="float" office:value="10001001" calcext:value-type="float">
            <text:p>1000 1001</text:p>
          </table:table-cell>
          <table:table-cell table:style-name="ce3" office:value-type="float" office:value="10011111" calcext:value-type="float">
            <text:p>1001 1111</text:p>
          </table:table-cell>
          <table:table-cell table:style-name="ce5" table:formula="of:=BIN2DEC([.B19])" office:value-type="float" office:value="137" calcext:value-type="float">
            <text:p>137</text:p>
          </table:table-cell>
          <table:table-cell table:style-name="ce9" table:formula="of:=BIN2DEC([.C19])" office:value-type="float" office:value="159" calcext:value-type="float">
            <text:p>159</text:p>
          </table:table-cell>
          <table:table-cell table:style-name="ce12" table:formula="of:=BIN2HEX([.B19];2)" office:value-type="string" office:string-value="89" calcext:value-type="string">
            <text:p>0x89</text:p>
          </table:table-cell>
          <table:table-cell table:style-name="ce12" table:formula="of:=BIN2HEX([.C19];2)" office:value-type="string" office:string-value="9F" calcext:value-type="string">
            <text:p>0x9F</text:p>
          </table:table-cell>
          <table:table-cell table:style-name="ce14" table:formula="of:=[.E19]-[.D19]+1" office:value-type="float" office:value="23" calcext:value-type="float">
            <text:p>23</text:p>
          </table:table-cell>
          <table:table-cell table:style-name="ce14" table:formula="of:=[.I18]+[.H19]" office:value-type="float" office:value="160" calcext:value-type="float">
            <text:p>16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10100000" calcext:value-type="float">
            <text:p>1010 0000</text:p>
          </table:table-cell>
          <table:table-cell office:value-type="float" office:value="10100011" calcext:value-type="float">
            <text:p>1010 0011</text:p>
          </table:table-cell>
          <table:table-cell table:style-name="ce6" table:formula="of:=BIN2DEC([.B20])" office:value-type="float" office:value="160" calcext:value-type="float">
            <text:p>160</text:p>
          </table:table-cell>
          <table:table-cell table:style-name="ce8" table:formula="of:=BIN2DEC([.C20])" office:value-type="float" office:value="163" calcext:value-type="float">
            <text:p>163</text:p>
          </table:table-cell>
          <table:table-cell table:style-name="ce12" table:formula="of:=BIN2HEX([.B20];2)" office:value-type="string" office:string-value="A0" calcext:value-type="string">
            <text:p>0xA0</text:p>
          </table:table-cell>
          <table:table-cell table:style-name="ce12" table:formula="of:=BIN2HEX([.C20];2)" office:value-type="string" office:string-value="A3" calcext:value-type="string">
            <text:p>0xA3</text:p>
          </table:table-cell>
          <table:table-cell table:formula="of:=[.E20]-[.D20]+1" office:value-type="float" office:value="4" calcext:value-type="float">
            <text:p>4</text:p>
          </table:table-cell>
          <table:table-cell table:formula="of:=[.I19]+[.H20]" office:value-type="float" office:value="164" calcext:value-type="float">
            <text:p>1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&lt;Reserved&gt;</text:p>
          </table:table-cell>
          <table:table-cell table:style-name="ce3" office:value-type="float" office:value="10100100" calcext:value-type="float">
            <text:p>1010 0100</text:p>
          </table:table-cell>
          <table:table-cell table:style-name="ce3" office:value-type="float" office:value="10101111" calcext:value-type="float">
            <text:p>1010 1111</text:p>
          </table:table-cell>
          <table:table-cell table:style-name="ce5" table:formula="of:=BIN2DEC([.B21])" office:value-type="float" office:value="164" calcext:value-type="float">
            <text:p>164</text:p>
          </table:table-cell>
          <table:table-cell table:style-name="ce9" table:formula="of:=BIN2DEC([.C21])" office:value-type="float" office:value="175" calcext:value-type="float">
            <text:p>175</text:p>
          </table:table-cell>
          <table:table-cell table:style-name="ce12" table:formula="of:=BIN2HEX([.B21];2)" office:value-type="string" office:string-value="A4" calcext:value-type="string">
            <text:p>0xA4</text:p>
          </table:table-cell>
          <table:table-cell table:style-name="ce12" table:formula="of:=BIN2HEX([.C21];2)" office:value-type="string" office:string-value="AF" calcext:value-type="string">
            <text:p>0xAF</text:p>
          </table:table-cell>
          <table:table-cell table:style-name="ce14" table:formula="of:=[.E21]-[.D21]+1" office:value-type="float" office:value="12" calcext:value-type="float">
            <text:p>12</text:p>
          </table:table-cell>
          <table:table-cell table:style-name="ce14" table:formula="of:=[.I20]+[.H21]" office:value-type="float" office:value="176" calcext:value-type="float">
            <text:p>17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IndexInline</text:p>
          </table:table-cell>
          <table:table-cell office:value-type="float" office:value="10110000" calcext:value-type="float">
            <text:p>1011 0000</text:p>
          </table:table-cell>
          <table:table-cell office:value-type="float" office:value="10111111" calcext:value-type="float">
            <text:p>1011 1111</text:p>
          </table:table-cell>
          <table:table-cell table:style-name="ce6" table:formula="of:=BIN2DEC([.B22])" office:value-type="float" office:value="176" calcext:value-type="float">
            <text:p>176</text:p>
          </table:table-cell>
          <table:table-cell table:style-name="ce8" table:formula="of:=BIN2DEC([.C22])" office:value-type="float" office:value="191" calcext:value-type="float">
            <text:p>191</text:p>
          </table:table-cell>
          <table:table-cell table:style-name="ce12" table:formula="of:=BIN2HEX([.B22];2)" office:value-type="string" office:string-value="B0" calcext:value-type="string">
            <text:p>0xB0</text:p>
          </table:table-cell>
          <table:table-cell table:style-name="ce12" table:formula="of:=BIN2HEX([.C22];2)" office:value-type="string" office:string-value="BF" calcext:value-type="string">
            <text:p>0xBF</text:p>
          </table:table-cell>
          <table:table-cell table:formula="of:=[.E22]-[.D22]+1" office:value-type="float" office:value="16" calcext:value-type="float">
            <text:p>16</text:p>
          </table:table-cell>
          <table:table-cell table:formula="of:=[.I21]+[.H22]" office:value-type="float" office:value="192" calcext:value-type="float">
            <text:p>1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&lt;Reserved&gt;</text:p>
          </table:table-cell>
          <table:table-cell table:style-name="ce3" office:value-type="float" office:value="11000000" calcext:value-type="float">
            <text:p>1100 0000</text:p>
          </table:table-cell>
          <table:table-cell table:style-name="ce3" office:value-type="float" office:value="11011111" calcext:value-type="float">
            <text:p>1101 1111</text:p>
          </table:table-cell>
          <table:table-cell table:style-name="ce5" table:formula="of:=BIN2DEC([.B23])" office:value-type="float" office:value="192" calcext:value-type="float">
            <text:p>192</text:p>
          </table:table-cell>
          <table:table-cell table:style-name="ce9" table:formula="of:=BIN2DEC([.C23])" office:value-type="float" office:value="223" calcext:value-type="float">
            <text:p>223</text:p>
          </table:table-cell>
          <table:table-cell table:style-name="ce12" table:formula="of:=BIN2HEX([.B23];2)" office:value-type="string" office:string-value="C0" calcext:value-type="string">
            <text:p>0xC0</text:p>
          </table:table-cell>
          <table:table-cell table:style-name="ce12" table:formula="of:=BIN2HEX([.C23];2)" office:value-type="string" office:string-value="DF" calcext:value-type="string">
            <text:p>0xDF</text:p>
          </table:table-cell>
          <table:table-cell table:style-name="ce14" table:formula="of:=[.E23]-[.D23]+1" office:value-type="float" office:value="32" calcext:value-type="float">
            <text:p>32</text:p>
          </table:table-cell>
          <table:table-cell table:style-name="ce14" table:formula="of:=[.I22]+[.H23]" office:value-type="float" office:value="224" calcext:value-type="float">
            <text:p>22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11100000" calcext:value-type="float">
            <text:p>1110 0000</text:p>
          </table:table-cell>
          <table:table-cell office:value-type="float" office:value="11100011" calcext:value-type="float">
            <text:p>1110 0011</text:p>
          </table:table-cell>
          <table:table-cell table:style-name="ce6" table:formula="of:=BIN2DEC([.B24])" office:value-type="float" office:value="224" calcext:value-type="float">
            <text:p>224</text:p>
          </table:table-cell>
          <table:table-cell table:style-name="ce8" table:formula="of:=BIN2DEC([.C24])" office:value-type="float" office:value="227" calcext:value-type="float">
            <text:p>227</text:p>
          </table:table-cell>
          <table:table-cell table:style-name="ce12" table:formula="of:=BIN2HEX([.B24];2)" office:value-type="string" office:string-value="E0" calcext:value-type="string">
            <text:p>0xE0</text:p>
          </table:table-cell>
          <table:table-cell table:style-name="ce12" table:formula="of:=BIN2HEX([.C24];2)" office:value-type="string" office:string-value="E3" calcext:value-type="string">
            <text:p>0xE3</text:p>
          </table:table-cell>
          <table:table-cell table:formula="of:=[.E24]-[.D24]+1" office:value-type="float" office:value="4" calcext:value-type="float">
            <text:p>4</text:p>
          </table:table-cell>
          <table:table-cell table:formula="of:=[.I23]+[.H24]" office:value-type="float" office:value="228" calcext:value-type="float">
            <text:p>2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&lt;Reserved&gt;</text:p>
          </table:table-cell>
          <table:table-cell table:style-name="ce3" office:value-type="float" office:value="11100100" calcext:value-type="float">
            <text:p>1110 0100</text:p>
          </table:table-cell>
          <table:table-cell table:style-name="ce3" office:value-type="float" office:value="11101111" calcext:value-type="float">
            <text:p>1110 1111</text:p>
          </table:table-cell>
          <table:table-cell table:style-name="ce5" table:formula="of:=BIN2DEC([.B25])" office:value-type="float" office:value="228" calcext:value-type="float">
            <text:p>228</text:p>
          </table:table-cell>
          <table:table-cell table:style-name="ce9" table:formula="of:=BIN2DEC([.C25])" office:value-type="float" office:value="239" calcext:value-type="float">
            <text:p>239</text:p>
          </table:table-cell>
          <table:table-cell table:style-name="ce13" table:formula="of:=BIN2HEX([.B25];2)" office:value-type="string" office:string-value="E4" calcext:value-type="string">
            <text:p>0xE4</text:p>
          </table:table-cell>
          <table:table-cell table:style-name="ce13" table:formula="of:=BIN2HEX([.C25];2)" office:value-type="string" office:string-value="EF" calcext:value-type="string">
            <text:p>0xEF</text:p>
          </table:table-cell>
          <table:table-cell table:style-name="ce14" table:formula="of:=[.E25]-[.D25]+1" office:value-type="float" office:value="12" calcext:value-type="float">
            <text:p>12</text:p>
          </table:table-cell>
          <table:table-cell table:style-name="ce14" table:formula="of:=[.I24]+[.H25]" office:value-type="float" office:value="240" calcext:value-type="float">
            <text:p>24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TagInline</text:p>
          </table:table-cell>
          <table:table-cell office:value-type="float" office:value="11110000" calcext:value-type="float">
            <text:p>1111 0000</text:p>
          </table:table-cell>
          <table:table-cell office:value-type="float" office:value="11111111" calcext:value-type="float">
            <text:p>1111 1111</text:p>
          </table:table-cell>
          <table:table-cell table:style-name="ce6" table:formula="of:=BIN2DEC([.B26])" office:value-type="float" office:value="240" calcext:value-type="float">
            <text:p>240</text:p>
          </table:table-cell>
          <table:table-cell table:style-name="ce8" table:formula="of:=BIN2DEC([.C26])" office:value-type="float" office:value="255" calcext:value-type="float">
            <text:p>255</text:p>
          </table:table-cell>
          <table:table-cell table:style-name="ce12" table:formula="of:=BIN2HEX([.B26];2)" office:value-type="string" office:string-value="F0" calcext:value-type="string">
            <text:p>0xF0</text:p>
          </table:table-cell>
          <table:table-cell table:style-name="ce12" table:formula="of:=BIN2HEX([.C26];2)" office:value-type="string" office:string-value="FF" calcext:value-type="string">
            <text:p>0xFF</text:p>
          </table:table-cell>
          <table:table-cell table:formula="of:=[.E26]-[.D26]+1" office:value-type="float" office:value="16" calcext:value-type="float">
            <text:p>16</text:p>
          </table:table-cell>
          <table:table-cell table:formula="of:=[.I25]+[.H26]" office:value-type="float" office:value="256" calcext:value-type="float">
            <text:p>256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8">
        <number:embedded-text number:position="4"> </number:embedded-text>
      </number:number>
    </number:number-style>
    <number:text-style style:name="N123">
      <number:text>0x</number:text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8:51:48.646169901</meta:creation-date>
    <dc:date>2016-07-08T19:39:05.053985719</dc:date>
    <meta:editing-duration>PT34M50S</meta:editing-duration>
    <meta:editing-cycles>6</meta:editing-cycles>
    <meta:generator>LibreOffice/5.1.4.2$Linux_X86_64 LibreOffice_project/10m0$Build-2</meta:generator>
    <meta:document-statistic meta:table-count="1" meta:cell-count="234" meta:object-count="0"/>
  </office:meta>
</office:document-meta>
</file>